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f471" officeooo:paragraph-rsid="0012f471"/>
    </style:style>
    <style:style style:name="P2" style:family="paragraph" style:parent-style-name="Standard">
      <style:paragraph-properties fo:text-align="center" style:justify-single-word="false"/>
      <style:text-properties officeooo:rsid="0012f471" officeooo:paragraph-rsid="0012f471"/>
    </style:style>
    <style:style style:name="P3" style:family="paragraph" style:parent-style-name="Standard">
      <style:text-properties fo:font-style="italic" officeooo:rsid="0012f471" officeooo:paragraph-rsid="0012f471" style:font-style-asian="italic" style:font-style-complex="italic"/>
    </style:style>
    <style:style style:name="P4" style:family="paragraph" style:parent-style-name="Standard">
      <style:text-properties officeooo:rsid="00132db8" officeooo:paragraph-rsid="00132db8"/>
    </style:style>
    <style:style style:name="P5" style:family="paragraph" style:parent-style-name="Standard">
      <style:text-properties officeooo:rsid="0013c8f8" officeooo:paragraph-rsid="0013c8f8"/>
    </style:style>
    <style:style style:name="P6" style:family="paragraph" style:parent-style-name="Standard">
      <style:text-properties officeooo:rsid="00157953" officeooo:paragraph-rsid="00157953"/>
    </style:style>
    <style:style style:name="P7" style:family="paragraph" style:parent-style-name="Standard">
      <style:text-properties officeooo:rsid="00157953" officeooo:paragraph-rsid="0018859c"/>
    </style:style>
    <style:style style:name="P8" style:family="paragraph" style:parent-style-name="Standard">
      <style:text-properties officeooo:rsid="0016d596" officeooo:paragraph-rsid="0016d596"/>
    </style:style>
    <style:style style:name="P9" style:family="paragraph" style:parent-style-name="Standard">
      <style:text-properties officeooo:rsid="0017892e" officeooo:paragraph-rsid="0017892e"/>
    </style:style>
    <style:style style:name="P10" style:family="paragraph" style:parent-style-name="Standard">
      <style:text-properties officeooo:rsid="0018859c" officeooo:paragraph-rsid="0018859c"/>
    </style:style>
    <style:style style:name="P11" style:family="paragraph" style:parent-style-name="Standard">
      <style:text-properties officeooo:rsid="0018859c" officeooo:paragraph-rsid="0012f471"/>
    </style:style>
    <style:style style:name="P12" style:family="paragraph" style:parent-style-name="Standard">
      <style:text-properties officeooo:rsid="0018859c" officeooo:paragraph-rsid="001a1b8d"/>
    </style:style>
    <style:style style:name="P13" style:family="paragraph" style:parent-style-name="Standard">
      <style:text-properties officeooo:rsid="0018b51d" officeooo:paragraph-rsid="0018b51d"/>
    </style:style>
    <style:style style:name="P14" style:family="paragraph" style:parent-style-name="Standard">
      <style:text-properties officeooo:rsid="001949e6" officeooo:paragraph-rsid="001949e6"/>
    </style:style>
    <style:style style:name="P15" style:family="paragraph" style:parent-style-name="Standard">
      <style:text-properties officeooo:rsid="001a1b8d" officeooo:paragraph-rsid="001a1b8d"/>
    </style:style>
    <style:style style:name="P16" style:family="paragraph" style:parent-style-name="Standard">
      <style:paragraph-properties fo:break-before="page"/>
      <style:text-properties officeooo:rsid="0017892e" officeooo:paragraph-rsid="0017892e"/>
    </style:style>
    <style:style style:name="P17" style:family="paragraph" style:parent-style-name="Standard">
      <style:paragraph-properties fo:break-before="page"/>
      <style:text-properties officeooo:rsid="0013c8f8" officeooo:paragraph-rsid="0013c8f8"/>
    </style:style>
    <style:style style:name="T1" style:family="text">
      <style:text-properties officeooo:rsid="0012f471"/>
    </style:style>
    <style:style style:name="T2" style:family="text">
      <style:text-properties officeooo:rsid="00132db8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57953"/>
    </style:style>
    <style:style style:name="T6" style:family="text">
      <style:text-properties style:text-position="sub 58%" officeooo:rsid="0018b51d"/>
    </style:style>
    <style:style style:name="T7" style:family="text">
      <style:text-properties officeooo:rsid="0013c8f8"/>
    </style:style>
    <style:style style:name="T8" style:family="text">
      <style:text-properties officeooo:rsid="00157953"/>
    </style:style>
    <style:style style:name="T9" style:family="text">
      <style:text-properties style:text-position="0% 100%"/>
    </style:style>
    <style:style style:name="T10" style:family="text">
      <style:text-properties officeooo:rsid="0018859c"/>
    </style:style>
    <style:style style:name="T11" style:family="text">
      <style:text-properties officeooo:rsid="0018b51d"/>
    </style:style>
    <style:style style:name="T12" style:family="text">
      <style:text-properties officeooo:rsid="001949e6"/>
    </style:style>
    <style:style style:name="T13" style:family="text">
      <style:text-properties officeooo:rsid="001a1b8d"/>
    </style:style>
    <style:style style:name="T14" style:family="text">
      <style:text-properties fo:font-weight="bold" officeooo:rsid="001a1b8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ingle Variable </text:span>First-Order Proof <text:span text:style-name="T1">Transform Into Propositional Logic</text:span></text:p>
      <text:p text:style-name="P2">by Sven Nilsen, 2020</text:p>
      <text:p text:style-name="P1"/>
      <text:p text:style-name="P3">In this paper I represent a technique to transform first-order proofs of a single variable into propositional logic, based on a kind of reverse Higher Order Operator Overloading semantics.</text:p>
      <text:p text:style-name="P1"/>
      <text:p text:style-name="P1">Henri Mauer tried to understand a trick I used in an example for the “pocket_prover” library:</text:p>
      <text:p text:style-name="P1"><text:a xlink:type="simple" xlink:href="https://github.com/advancedresearch/pocket_prover/blob/master/examples/exam.rs" text:style-name="Internet_20_link" text:visited-style-name="Visited_20_Internet_20_Link">https://github.com/advancedresearch/pocket_prover/blob/master/examples/exam.rs</text:a></text:p>
      <text:p text:style-name="P11"/>
      <text:p text:style-name="P10">The trick is to introduce an extra proposition `x` and use the following <text:span text:style-name="T11">translation:</text:span></text:p>
      <text:p text:style-name="P11"/>
      <text:p text:style-name="P11"><text:tab/><text:span text:style-name="T14">First-order logic:<text:tab/><text:tab/>Propositional logic:</text:span></text:p>
      <text:p text:style-name="P11"/>
      <text:p text:style-name="P10"><text:tab/><text:span text:style-name="T8">∀ x { p(x) }<text:tab/><text:tab/><text:tab/></text:span>p</text:p>
      <text:p text:style-name="P7"/>
      <text:p text:style-name="P7"><text:tab/>∃ x { p(x) }<text:tab/><text:tab/><text:tab/><text:span text:style-name="T10">x =&gt; p</text:span></text:p>
      <text:p text:style-name="P1"/>
      <text:p text:style-name="P13">On the left side, `p` is a predicate, but on the right side, `p` is a proposition.</text:p>
      <text:p text:style-name="P13">However, this trick can only be used when the proofs uses a single variable.</text:p>
      <text:p text:style-name="P1"/>
      <text:p text:style-name="P1">I could not find <text:span text:style-name="T2">where I got this trick from, but believe that I must have made it up for the example.</text:span></text:p>
      <text:p text:style-name="P4">This paper is an attempt to explain how it works.</text:p>
      <text:p text:style-name="P1"/>
      <text:p text:style-name="P1">In first-order logic, <text:span text:style-name="T2">it might seem at first that the major feature is able to express quantification over non-logical variables. However, what the semantics of first-logic does is tautologies over all possible predicates. A predicate `f` is a function of the type:</text:span></text:p>
      <text:p text:style-name="P1"/>
      <text:p text:style-name="P1"><text:tab/><text:span text:style-name="T7">f : T → bool</text:span></text:p>
      <text:p text:style-name="P1"/>
      <text:p text:style-name="P4">Such that a proof in first-order logic of `N` predicates and `M` propositions is of the type:</text:p>
      <text:p text:style-name="P4"/>
      <text:p text:style-name="P4"><text:tab/>proof : (T → bool)<text:span text:style-name="T3">N</text:span> ⨯ bool<text:span text:style-name="T3">M</text:span> → bool</text:p>
      <text:p text:style-name="P4"/>
      <text:p text:style-name="P4">With the existential path equation:</text:p>
      <text:p text:style-name="P4"/>
      <text:p text:style-name="P4"><text:tab/>proof &lt;=&gt; \true</text:p>
      <text:p text:style-name="P4"/>
      <text:p text:style-name="P5">Hence, when `T` is a finite type, a first-order logic proof is isomorphic to a proof in propositional logic.</text:p>
      <text:p text:style-name="P4"/>
      <text:p text:style-name="P4">A variable is a map from an environment `T` to an indexed type `<text:span text:style-name="T7">X</text:span><text:span text:style-name="T4">i</text:span>`:</text:p>
      <text:p text:style-name="P4"/>
      <text:p text:style-name="P4"><text:tab/>variable<text:span text:style-name="T4">i</text:span> : T → <text:span text:style-name="T7">X</text:span><text:span text:style-name="T4">i</text:span></text:p>
      <text:p text:style-name="P4"/>
      <text:p text:style-name="P5"/>
      <text:p text:style-name="P17">So, when a predicate function `p` produces a proposition by being applied to some variable `x<text:span text:style-name="T4">i</text:span>`:</text:p>
      <text:p text:style-name="P5"/>
      <text:p text:style-name="P5"><text:tab/>p(x<text:span text:style-name="T4">i</text:span>) : bool</text:p>
      <text:p text:style-name="P5"/>
      <text:p text:style-name="P5">It is actually a function composition where the variable is produced from the environment `t`:</text:p>
      <text:p text:style-name="P5"/>
      <text:p text:style-name="P5"><text:tab/><text:span text:style-name="T8">f(t)<text:tab/>=<text:tab/></text:span>(p · variable<text:span text:style-name="T4">i</text:span>)(t)<text:tab/>=<text:tab/><text:span text:style-name="T8">p(variable</text:span><text:span text:style-name="T5">i</text:span><text:span text:style-name="T8">(t))</text:span><text:tab/><text:tab/><text:span text:style-name="T8">=<text:tab/></text:span>p(x<text:span text:style-name="T4">i</text:span>)</text:p>
      <text:p text:style-name="P5"/>
      <text:p text:style-name="P5"><text:tab/>t : T</text:p>
      <text:p text:style-name="P5"/>
      <text:p text:style-name="P6">Arbitrary complex environments are constructed implicitly through quantification over variables.<text:line-break/>This construction is not finite, therefore it is not possible to enumerate all proofs in first-order logic.</text:p>
      <text:p text:style-name="P6">However, assume that one is only interested in proofs of a single variable.</text:p>
      <text:p text:style-name="P6"/>
      <text:p text:style-name="P6">For example:</text:p>
      <text:p text:style-name="P6"/>
      <text:p text:style-name="P6"><text:tab/>∀ x { p(x) }</text:p>
      <text:p text:style-name="P6"/>
      <text:p text:style-name="P6"><text:tab/>∃ x { p(x) }</text:p>
      <text:p text:style-name="P6"/>
      <text:p text:style-name="P6">It is not permitted to introduce more than one variable, like this:</text:p>
      <text:p text:style-name="P6"/>
      <text:p text:style-name="P6"><text:tab/>∀ x { ∀ y { p(x) ∨ p(y) } }</text:p>
      <text:p text:style-name="P6"/>
      <text:p text:style-name="P8">This means that the environment `T` from which the variable is produced from is equivalent to `X`:</text:p>
      <text:p text:style-name="P8"/>
      <text:p text:style-name="P8"><text:tab/>T &lt;~=&gt; X</text:p>
      <text:p text:style-name="P8"/>
      <text:p text:style-name="P8">Therefore, the simplest function that produces the variable from the environment is `id<text:span text:style-name="T4">X</text:span>`:</text:p>
      <text:p text:style-name="P8"/>
      <text:p text:style-name="P8"><text:tab/>f(t)<text:tab/>=<text:tab/><text:span text:style-name="T7">(p · </text:span><text:span text:style-name="T9">id</text:span><text:span text:style-name="T4">X</text:span><text:span text:style-name="T7">)(t)<text:tab/>=<text:tab/>p(</text:span><text:span text:style-name="T9">id</text:span><text:span text:style-name="T4">X</text:span><text:span text:style-name="T7">(t))<text:tab/><text:tab/>=<text:tab/>p(x)</text:span></text:p>
      <text:p text:style-name="P8"/>
      <text:p text:style-name="P8"><text:tab/>t &lt;=&gt; x</text:p>
      <text:p text:style-name="P8"/>
      <text:p text:style-name="P8">Every expression that uses a predicate must use a single variable.</text:p>
      <text:p text:style-name="P8"/>
      <text:p text:style-name="P8">In Higher Order Operator Overloading under Boolean Algebra, operator `op` uses a single argument:</text:p>
      <text:p text:style-name="P8"/>
      <text:p text:style-name="P8"><text:tab/>op(f, g)<text:tab/>&lt;=&gt;<text:tab/>\(x : X) = op(f(x), g(x))</text:p>
      <text:p text:style-name="P8"/>
      <text:p text:style-name="P8"><text:tab/>op(f, g) : X → bool</text:p>
      <text:p text:style-name="P8"/>
      <text:p text:style-name="P8"><text:tab/>op : X ⨯ X → bool</text:p>
      <text:p text:style-name="P8"/>
      <text:p text:style-name="P9">The insight of the transformation of proofs from first-order logic to propositional logic, when the proofs uses a single argument, comes from a reverse semantics of Higher Order Operator Overloading.</text:p>
      <text:p text:style-name="P9"/>
      <text:p text:style-name="P9"/>
      <text:p text:style-name="P16">From the Curry-Howard <text:span text:style-name="T11">isomorphism</text:span>, a program is a proof of its type.</text:p>
      <text:p text:style-name="P9">If any type is inhabited, it has a program, <text:span text:style-name="T12">which means there exists at least one proof</text:span>.</text:p>
      <text:p text:style-name="P9"/>
      <text:p text:style-name="P9">Theorem prover assistants with dependent type systems are possible,</text:p>
      <text:p text:style-name="P9">by interpreting types are propositions <text:span text:style-name="T10">where all members of the type are treated as equal</text:span>:</text:p>
      <text:p text:style-name="P9"/>
      <text:p text:style-name="P9"><text:tab/>type<text:span text:style-name="T4">0</text:span><text:tab/>&lt;=&gt;<text:tab/>prop<text:tab/><text:tab/><text:tab/><text:span text:style-name="T11">Types in the bottom hierarchy are propositions</text:span></text:p>
      <text:p text:style-name="P9"/>
      <text:p text:style-name="P9"><text:tab/><text:span text:style-name="T11">x : nat<text:tab/><text:tab/><text:tab/><text:tab/><text:tab/>`x` is the assertion that there is a proof of `nat`</text:span></text:p>
      <text:p text:style-name="P9"><text:tab/><text:span text:style-name="T11">nat : type</text:span><text:span text:style-name="T6">0</text:span></text:p>
      <text:p text:style-name="P9"/>
      <text:p text:style-name="P9"><text:tab/><text:span text:style-name="T12">x : nat<text:tab/><text:tab/>vs<text:tab/>y : nat<text:tab/><text:tab/>`x` and `y` are equal in the sense they are both proofs</text:span></text:p>
      <text:p text:style-name="P9"/>
      <text:p text:style-name="P14">In programming, one does not think of `x` and `y` as equal, but for proof theory this holds.</text:p>
      <text:p text:style-name="P9"/>
      <text:p text:style-name="P14">Now, the trick is to think about the one-to-many relationship that is between types and members.</text:p>
      <text:p text:style-name="P14">The same relationship is between operators and higher order operators introduced by overloading!</text:p>
      <text:p text:style-name="P9"/>
      <text:p text:style-name="P9">One can think of operators as types for their higher order operators.</text:p>
      <text:p text:style-name="P9">If a program `op(a, b)` is inhabited, then the higher order program `\(x) = op(f(x), g(x))` is inhabited.</text:p>
      <text:p text:style-name="P9">Therefore, proofs in first-order logic of a single variable are proofs of proofs in propositional logic.</text:p>
      <text:p text:style-name="P9"/>
      <text:p text:style-name="P14">Any member of a type is as good proof as any other member of the same type.</text:p>
      <text:p text:style-name="P14">However, for higher order operators, this mean any variable is as good proof as any other variable.</text:p>
      <text:p text:style-name="P14">Yet, if a function treats it input the same as any other input, it means the input can be erased:</text:p>
      <text:p text:style-name="P14"/>
      <text:p text:style-name="P14"><text:tab/>p[unit → id] : () → bool</text:p>
      <text:p text:style-name="P14"/>
      <text:p text:style-name="P14"><text:tab/>p : X → bool</text:p>
      <text:p text:style-name="P14"><text:tab/>unit : X → ()</text:p>
      <text:p text:style-name="P9"/>
      <text:p text:style-name="P14">A function of type `() → bool` is just `bool`.</text:p>
      <text:p text:style-name="P9"/>
      <text:p text:style-name="P10">If all members of `X` are treated as equal, then a predicate `p` has a path `p[unit → id]`.</text:p>
      <text:p text:style-name="P10">The path `p[unit → id]` is the proposition that one wants to prove.</text:p>
      <text:p text:style-name="P10"/>
      <text:p text:style-name="P10">However, since first-order logic quantifies over variables, one must translate using the following trick:</text:p>
      <text:p text:style-name="P10"/>
      <text:p text:style-name="P12"><text:tab/><text:span text:style-name="T14">First-order logic:<text:tab/><text:tab/>Propositional logic:</text:span></text:p>
      <text:p text:style-name="P12"/>
      <text:p text:style-name="P10"><text:tab/><text:span text:style-name="T8">∀ x { p(x) }<text:tab/><text:tab/><text:tab/></text:span>p</text:p>
      <text:p text:style-name="P7"/>
      <text:p text:style-name="P7"><text:tab/>∃ x { p(x) }<text:tab/><text:tab/><text:tab/><text:span text:style-name="T10">x =&gt; p</text:span></text:p>
      <text:p text:style-name="P7"/>
      <text:p text:style-name="P15">For example:</text:p>
      <text:p text:style-name="P15"/>
      <text:p text:style-name="P15"><text:tab/><text:span text:style-name="T8">∃ x { </text:span>a<text:span text:style-name="T8">(x) ∧ </text:span>b(x) ∧ ¬c(x)<text:span text:style-name="T8"> }<text:tab/><text:tab/></text:span>x =&gt; a ∧ b ∧ ¬c</text:p>
      <text:p text:style-name="P15"/>
      <text:p text:style-name="P15">For proofs of more than one variable, no such translation is possible in gene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0:48:23.402784000</meta:creation-date>
    <dc:date>2020-02-25T12:33:18.716284000</dc:date>
    <meta:editing-duration>P0D</meta:editing-duration>
    <meta:editing-cycles>1</meta:editing-cycles>
    <meta:document-statistic meta:table-count="0" meta:image-count="0" meta:object-count="0" meta:page-count="3" meta:paragraph-count="75" meta:word-count="884" meta:character-count="4873" meta:non-whitespace-character-count="4013"/>
    <meta:generator>LibreOffice/5.1.2.2$MacOSX_X86_64 LibreOffice_project/d3bf12ecb743fc0d20e0be0c58ca359301eb705f</meta:generator>
  </office:meta>
</office:document-meta>
</file>